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d5fe"/>
    </style:style>
    <style:style style:name="P2" style:family="paragraph" style:parent-style-name="Standard">
      <style:text-properties officeooo:rsid="0014d5fe" officeooo:paragraph-rsid="0014d5fe"/>
    </style:style>
    <style:style style:name="P3" style:family="paragraph" style:parent-style-name="Standard">
      <style:text-properties officeooo:rsid="00169506" officeooo:paragraph-rsid="00169506"/>
    </style:style>
    <style:style style:name="P4" style:family="paragraph" style:parent-style-name="Standard">
      <style:text-properties officeooo:paragraph-rsid="00169506"/>
    </style:style>
    <style:style style:name="P5" style:family="paragraph" style:parent-style-name="Standard">
      <style:text-properties officeooo:rsid="00191192" officeooo:paragraph-rsid="00191192"/>
    </style:style>
    <style:style style:name="T1" style:family="text">
      <style:text-properties fo:color="#c9211e"/>
    </style:style>
    <style:style style:name="T2" style:family="text">
      <style:text-properties fo:color="#c9211e" officeooo:rsid="0014d5fe"/>
    </style:style>
    <style:style style:name="T3" style:family="text">
      <style:text-properties officeooo:rsid="0014d5fe"/>
    </style:style>
    <style:style style:name="T4" style:family="text">
      <style:text-properties officeooo:rsid="00169506"/>
    </style:style>
    <style:style style:name="T5" style:family="text">
      <style:text-properties officeooo:rsid="001ae9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/>
      <text:p text:style-name="Standard">&lt;html lang="pt-br"&gt;</text:p>
      <text:p text:style-name="Standard"/>
      <text:p text:style-name="Standard"><text:s text:c="2"/>&lt;<text:span text:style-name="T1">head</text:span>&gt; <text:span text:style-name="T3">ONDE FICA AS CONFIGURAÇOES DADOS SOBRE DADOS</text:span></text:p>
      <text:p text:style-name="Standard"><text:s text:c="4"/>&lt;meta charset="UTF-8"&gt;</text:p>
      <text:p text:style-name="Standard"><text:s text:c="4"/>&lt;<text:span text:style-name="T1">title</text:span>&gt;HTML&lt;/<text:span text:style-name="T1">title</text:span>&gt;</text:p>
      <text:p text:style-name="Standard"><text:s text:c="2"/>&lt;/<text:span text:style-name="T1">head</text:span>&gt;</text:p>
      <text:p text:style-name="Standard"/>
      <text:p text:style-name="Standard"><text:s text:c="2"/>&lt;<text:span text:style-name="T1">body</text:span>&gt; <text:span text:style-name="T3">TUDO QUE FICA VISIVEL NA PAGINA </text:span></text:p>
      <text:p text:style-name="Standard"><text:s text:c="4"/>&lt;<text:span text:style-name="T1">h1</text:span>&gt;Exercícios&lt;/<text:span text:style-name="T1">h1</text:span>&gt; <text:span text:style-name="T3">Titulo MAXIMO<text:line-break/><text:tab/>&lt;h2&gt; &lt;h3&gt;&lt;h4&gt;&lt;h5&gt;&lt;h6&gt; Tipos de subtitulos</text:span></text:p>
      <text:p text:style-name="P1"><text:s/></text:p>
      <text:p text:style-name="P1"><text:span text:style-name="T3">&lt;</text:span><text:span text:style-name="T2">P</text:span><text:span text:style-name="T3">&gt; Hoje eu comeco minha jornada na trybe , com muito esforco e trabalho eu vou conseguir alcancar meus objetivos &lt;/p&gt; TEXTO </text:span></text:p>
      <text:p text:style-name="P1"/>
      <text:p text:style-name="P2">&lt;<text:span text:style-name="T1">br</text:span>&gt; QUEBRA LINHAS DO TEXTO</text:p>
      <text:p text:style-name="P2"/>
      <text:p text:style-name="P3">&lt;strong&gt; <text:s text:c="2"/>TEXTO EM NEGRITO <text:s text:c="3"/>&lt;/strong&gt;</text:p>
      <text:p text:style-name="P2"/>
      <text:p text:style-name="P3">&lt;em&gt; <text:tab/>TEXTO EM ITALICO &lt;/em&gt;</text:p>
      <text:p text:style-name="Standard"/>
      <text:p text:style-name="P3">&lt;ul&gt; LISTA NAO ORDENADA ``BOLINHA’’</text:p>
      <text:p text:style-name="P3"><text:tab/>&lt;LI&gt; LISTA &lt;/LI&gt;</text:p>
      <text:p text:style-name="P4"><text:tab/><text:span text:style-name="T4">&lt;LI&gt; LISTA &lt;/LI&gt;</text:span></text:p>
      <text:p text:style-name="P4"><text:tab/><text:span text:style-name="T4">&lt;LI&gt; LISTA &lt;/LI&gt;</text:span></text:p>
      <text:p text:style-name="P4"><text:tab/><text:span text:style-name="T4">&lt;LI&gt; LISTA &lt;/LI&gt;</text:span></text:p>
      <text:p text:style-name="P3">&lt;/UL&gt;</text:p>
      <text:p text:style-name="P3"/>
      <text:p text:style-name="P3">&lt;ol&gt; LISTA ORDENADA , NUMERADA<text:line-break/><text:tab/>&lt;LI&gt; LISTA &lt;/LI&gt;</text:p>
      <text:p text:style-name="P4"><text:tab/><text:span text:style-name="T4">&lt;LI&gt; LISTA &lt;/LI&gt;</text:span></text:p>
      <text:p text:style-name="P4"><text:tab/><text:span text:style-name="T4">&lt;LI&gt; LISTA &lt;/LI&gt;</text:span></text:p>
      <text:p text:style-name="P3"><text:tab/>&lt;LI&gt; LISTA &lt;/LI&gt;</text:p>
      <text:p text:style-name="P3">&lt;/ol&gt;</text:p>
      <text:p text:style-name="P3"/>
      <text:p text:style-name="P3">imagem comando width=”300px”</text:p>
      <text:p text:style-name="P3"/>
      <text:p text:style-name="P5">HYPER LINKS </text:p>
      <text:p text:style-name="P5"/>
      <text:p text:style-name="P5">&lt;a href=”<text:span text:style-name="T5">LINK</text:span>” <text:span text:style-name="T5">target=”_blank ”</text:span>&gt;<text:span text:style-name="T5">HYPERLINK</text:span>&lt;/a&gt; <text:span text:style-name="T5">O _blank faz abrir em uma nova aba</text:span></text:p>
      <text:p text:style-name="P5"/>
      <text:p text:style-name="P5"/>
      <text:p text:style-name="P3"/>
      <text:p text:style-name="Standard"><text:s text:c="2"/>&lt;/<text:span text:style-name="T1">body</text:span>&gt;</text:p>
      <text:p text:style-name="Standard">&lt;/<text:span text:style-name="T1">html</text:span>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22:02:38.088934330</meta:creation-date>
    <dc:date>2022-02-23T23:49:17.197490284</dc:date>
    <meta:editing-duration>PT24M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23" meta:character-count="835" meta:non-whitespace-character-count="701"/>
  </office:meta>
</office:document-meta>
</file>